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1pt" officeooo:rsid="0038638e" officeooo:paragraph-rsid="0038638e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ea0ef" officeooo:paragraph-rsid="001ea0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88d14" officeooo:paragraph-rsid="00188d1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626a" officeooo:paragraph-rsid="0012626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2626a" officeooo:paragraph-rsid="0012626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88d14" officeooo:paragraph-rsid="00188d1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a6b78" officeooo:paragraph-rsid="001a6b7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ac36e" officeooo:paragraph-rsid="001ac36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b333" officeooo:paragraph-rsid="001cb33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d8bb5" officeooo:paragraph-rsid="001d8bb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ea0ef" officeooo:paragraph-rsid="001ea0e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09dd2" officeooo:paragraph-rsid="00209dd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19d6c" officeooo:paragraph-rsid="00219d6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514d7" officeooo:paragraph-rsid="002514d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af393" officeooo:paragraph-rsid="002af3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d31f8" officeooo:paragraph-rsid="002d31f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eb4d3" officeooo:paragraph-rsid="002eb4d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f50d3" officeooo:paragraph-rsid="002f50d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f50d3" officeooo:paragraph-rsid="002514d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f50d3" officeooo:paragraph-rsid="002d31f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16ce8" officeooo:paragraph-rsid="00316ce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16ce8" officeooo:paragraph-rsid="0032ac6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17015d" officeooo:paragraph-rsid="003741a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7015d" officeooo:paragraph-rsid="0017015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3741a2" officeooo:paragraph-rsid="003741a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2626a" officeooo:paragraph-rsid="0012626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44c8d" officeooo:paragraph-rsid="0012626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44c8d" officeooo:paragraph-rsid="00144c8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5837f" officeooo:paragraph-rsid="0015837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6a195" officeooo:paragraph-rsid="0016a19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a6ed2" officeooo:paragraph-rsid="0016a19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88d14" officeooo:paragraph-rsid="003c601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188d14" officeooo:paragraph-rsid="003ca6b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1a6b78" officeooo:paragraph-rsid="002a279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741a2" officeooo:paragraph-rsid="003741a2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626a" officeooo:paragraph-rsid="0034c3ba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5837f" officeooo:paragraph-rsid="0015837f" style:font-weight-asian="normal" style:font-weight-complex="normal"/>
    </style:style>
    <style:style style:name="T1" style:family="text">
      <style:text-properties officeooo:rsid="0039443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4c8d"/>
    </style:style>
    <style:style style:name="T4" style:family="text">
      <style:text-properties style:text-underline-style="none" officeooo:rsid="0016a195"/>
    </style:style>
    <style:style style:name="T5" style:family="text">
      <style:text-properties style:text-underline-style="none" officeooo:rsid="001a6b78"/>
    </style:style>
    <style:style style:name="T6" style:family="text">
      <style:text-properties style:text-underline-style="none" officeooo:rsid="00209dd2"/>
    </style:style>
    <style:style style:name="T7" style:family="text">
      <style:text-properties style:text-underline-style="none" officeooo:rsid="002a2793"/>
    </style:style>
    <style:style style:name="T8" style:family="text">
      <style:text-properties style:text-underline-style="none" officeooo:rsid="003ca6b7"/>
    </style:style>
    <style:style style:name="T9" style:family="text">
      <style:text-properties officeooo:rsid="002514d7"/>
    </style:style>
    <style:style style:name="T10" style:family="text">
      <style:text-properties officeooo:rsid="00258b90"/>
    </style:style>
    <style:style style:name="T11" style:family="text">
      <style:text-properties officeooo:rsid="0025b869"/>
    </style:style>
    <style:style style:name="T12" style:family="text">
      <style:text-properties officeooo:rsid="002614a4"/>
    </style:style>
    <style:style style:name="T13" style:family="text">
      <style:text-properties officeooo:rsid="00276d59"/>
    </style:style>
    <style:style style:name="T14" style:family="text">
      <style:text-properties officeooo:rsid="00296b47"/>
    </style:style>
    <style:style style:name="T15" style:family="text">
      <style:text-properties officeooo:rsid="002a2793"/>
    </style:style>
    <style:style style:name="T16" style:family="text">
      <style:text-properties officeooo:rsid="002d31f8"/>
    </style:style>
    <style:style style:name="T17" style:family="text">
      <style:text-properties officeooo:rsid="00310d71"/>
    </style:style>
    <style:style style:name="T18" style:family="text">
      <style:text-properties officeooo:rsid="0034bf61"/>
    </style:style>
    <style:style style:name="T19" style:family="text">
      <style:text-properties officeooo:rsid="00355b79"/>
    </style:style>
    <style:style style:name="T20" style:family="text">
      <style:text-properties officeooo:rsid="003c6017"/>
    </style:style>
    <style:style style:name="T21" style:family="text">
      <style:text-properties officeooo:rsid="003ca6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a liste </text:span><text:s/>des erreurs <text:span text:style-name="T1">contextuelles </text:span>par règles</text:p>
      <text:p text:style-name="P23"/>
      <text:p text:style-name="P6"/>
      <text:p text:style-name="P32"><text:span text:style-name="T20">C</text:span>ondition: t<text:span text:style-name="T20">ype == void : </text:span>(3.17)</text:p>
      <text:p text:style-name="P3"><text:span text:style-name="T2">message : </text:span><text:span text:style-name="T5">‘</text:span><text:span text:style-name="T8">type must be different than void ‘</text:span></text:p>
      <text:p text:style-name="P34"/>
      <text:p text:style-name="P33"><text:span text:style-name="T20">C</text:span>ondition: <text:span text:style-name="T21">type!= int &amp;&amp; type!= float <text:s/>&amp;&amp; type!= string : (3.31)</text:span></text:p>
      <text:p text:style-name="P8">message : « print une expr de type différent de int, float et string »</text:p>
      <text:p text:style-name="P5"/>
      <text:p text:style-name="P9">(3.33)</text:p>
      <text:p text:style-name="P9">raison : affectation</text:p>
      <text:p text:style-name="P9">message : « expr de type incompatible avec le résultat de l'opération binaire »</text:p>
      <text:p text:style-name="P5"/>
      <text:p text:style-name="P9">(3.35)</text:p>
      <text:p text:style-name="P9">raison : affectation</text:p>
      <text:p text:style-name="P9">message : « affectation de readInt() dans une expr d'un type différent d'un entier »</text:p>
      <text:p text:style-name="P9"/>
      <text:p text:style-name="P9">(3.36)</text:p>
      <text:p text:style-name="P9">raison : affectation</text:p>
      <text:p text:style-name="P9">message : « affectation de readFloat() dans une expr d'un type différent d'un float »</text:p>
      <text:p text:style-name="P5"/>
      <text:p text:style-name="P10">(3.37)</text:p>
      <text:p text:style-name="P10">raison : affectation</text:p>
      <text:p text:style-name="P10">message : « expr de type incompatible avec le résultat de l'opération unaire »</text:p>
      <text:p text:style-name="P10"/>
      <text:p text:style-name="P11">(3.39)</text:p>
      <text:p text:style-name="P11">raison : condition</text:p>
      <text:p text:style-name="P2"><text:span text:style-name="T2">message : « </text:span><text:span text:style-name="T6">in</text:span><text:span text:style-name="T2">compatibilité pour </text:span><text:span text:style-name="T6">un</text:span><text:span text:style-name="T2"> cast de type2 vers type »</text:span></text:p>
      <text:p text:style-name="P11"/>
      <text:p text:style-name="P11">(3.40)</text:p>
      <text:p text:style-name="P11">raison : affectation</text:p>
      <text:p text:style-name="P2"><text:span text:style-name="T2">message : « </text:span><text:span text:style-name="T6">l'instruction instanceof ne peut être utilisée </text:span><text:span text:style-name="T2">»</text:span></text:p>
      <text:p text:style-name="P5"/>
      <text:p text:style-name="P12">(3.42)</text:p>
      <text:p text:style-name="P12">raison : condition</text:p>
      <text:p text:style-name="P12">message : « le type correspondant au new ne correspond à aucune classe déclarée »</text:p>
      <text:p text:style-name="P12"/>
      <text:p text:style-name="P13">(3.43)</text:p>
      <text:p text:style-name="P13">raison : condition</text:p>
      <text:p text:style-name="P13">message : « this n'a pas de sens dans le p<text:span text:style-name="T16">rogramme principal</text:span> »</text:p>
      <text:p text:style-name="P13">raison : affectation</text:p>
      <text:p text:style-name="P13">message : « expr n'est pas de type compatible avec la classe courante »</text:p>
      <text:p text:style-name="P13"/>
      <text:p text:style-name="P14">(3.65)</text:p>
      <text:p text:style-name="P14">raison : condition</text:p>
      <text:p text:style-name="P14">message : « class2 n'est pas dé<text:span text:style-name="T18">clarée </text:span>»</text:p>
      <text:p text:style-name="P16">raison : filtrage</text:p>
      <text:p text:style-name="P16">message : « l'identificateur n'est pas public »</text:p>
      <text:p text:style-name="P18">raison : filtrage</text:p>
      <text:p text:style-name="P20">message : « la première partie d'une sélection <text:span text:style-name="T17">(avant le '.') </text:span>doit être un objet d'une classe »</text:p>
      <text:p text:style-name="P16"><text:soft-page-break/></text:p>
      <text:p text:style-name="P14">(3.66)</text:p>
      <text:p text:style-name="P14">raison : condition</text:p>
      <text:p text:style-name="P14">message : « class2 n'est pas dé<text:span text:style-name="T18">clarée </text:span>»</text:p>
      <text:p text:style-name="P14">raison : condition</text:p>
      <text:p text:style-name="P14">message : « le type de expr n'est pas un sous-type de la classe courante »</text:p>
      <text:p text:style-name="P14">raison : condition</text:p>
      <text:p text:style-name="P14">message : « le type de la classe courante n'est pas un sous-type de la classe où le champ protected est déclaré »</text:p>
      <text:p text:style-name="P16">raison : filtrage</text:p>
      <text:p text:style-name="P16">message : « l'identificateur n'est pas de type protected »</text:p>
      <text:p text:style-name="P18">raison : filtrage</text:p>
      <text:p text:style-name="P18">message : « la première partie d'une sélection<text:span text:style-name="T17"> (avant le '.')</text:span> <text:s/>doit être un objet d'une classe »</text:p>
      <text:p text:style-name="P16"/>
      <text:p text:style-name="P17">(3.67) (3.68) (3.69)</text:p>
      <text:p text:style-name="P17">raison : filtrage</text:p>
      <text:p text:style-name="P17">message : « on ne peut affecter à une lvalue qu'un paramètre, une variable ou un champ contenant une visibilité et un<text:span text:style-name="T19">e classe</text:span>»</text:p>
      <text:p text:style-name="P17"/>
      <text:p text:style-name="P18">(3.70)</text:p>
      <text:p text:style-name="P18">raison : filtrage</text:p>
      <text:p text:style-name="P18">message : « l'identification d'un <text:span text:style-name="T17">champ ne peut se faire qu'en passant en paramètre une visibilité et un nom</text:span> »</text:p>
      <text:p text:style-name="P14"/>
      <text:p text:style-name="P14">(3.71)</text:p>
      <text:p text:style-name="P14">raison : <text:span text:style-name="T11">condition</text:span></text:p>
      <text:p text:style-name="P14">message « <text:span text:style-name="T10">le type de la méthode ne correspond à aucune classe déclarée </text:span>»</text:p>
      <text:p text:style-name="P18">raison : filtrage</text:p>
      <text:p text:style-name="P19">message : « la première partie d'un <text:span text:style-name="T17">appel à une méthode (avant le '.')</text:span> doit être un objet d'une classe »</text:p>
      <text:p text:style-name="P5"/>
      <text:p text:style-name="P21">(3.72)</text:p>
      <text:p text:style-name="P21">raison : filtrage</text:p>
      <text:p text:style-name="P21">message : « l'identification d'une méthode ne peut se faire qu'en passant en paramètre la signature de la méthode et le type renvoyé »</text:p>
      <text:p text:style-name="P5"/>
      <text:p text:style-name="P21">(3.73)</text:p>
      <text:p text:style-name="P21">raison : filtrage</text:p>
      <text:p text:style-name="P22">message : « <text:span text:style-name="T19">méthode appelée avec les mauvais paramètres</text:span> »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officeooo:rsid="0038638e" officeooo:paragraph-rsid="0038638e" style:font-size-asian="11pt" style:font-size-complex="11pt"/>
    </style:style>
    <style:style style:name="MT1" style:family="text">
      <style:text-properties officeooo:rsid="00394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oupe 1<text:span text:style-name="MT1">0</text:span> <text:span text:style-name="MT1">(gl 53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5:55:42.700000000</meta:creation-date>
    <dc:date>2020-01-13T02:13:05.179297099</dc:date>
    <meta:editing-duration>PT3H1M36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481" meta:character-count="2620" meta:non-whitespace-character-count="2203"/>
  </office:meta>
</office:document-meta>
</file>